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6.8cm" fo:margin-right="0cm" fo:text-align="start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22ab43" officeooo:paragraph-rsid="0022ab43"/>
    </style:style>
    <style:style style:name="P2" style:family="paragraph" style:parent-style-name="Standard">
      <loext:graphic-properties draw:fill="none"/>
      <style:paragraph-properties fo:margin-left="6.8cm" fo:margin-right="0cm" fo:text-align="start" style:justify-single-word="false" fo:text-indent="0cm" style:auto-text-indent="false" fo:background-color="transparent"/>
      <style:text-properties fo:font-size="16pt" style:text-underline-style="solid" style:text-underline-width="auto" style:text-underline-color="font-color" officeooo:rsid="0022ab43" officeooo:paragraph-rsid="0022ab43" style:font-size-asian="16pt" style:font-size-complex="16pt"/>
    </style:style>
    <style:style style:name="P3" style:family="paragraph" style:parent-style-name="Standard" style:master-page-name="">
      <loext:graphic-properties draw:fill="none"/>
      <style:paragraph-properties fo:margin-left="6.6cm" fo:margin-right="0cm" fo:text-align="start" style:justify-single-word="false" fo:text-indent="0cm" style:auto-text-indent="false" style:page-number="auto" fo:background-color="transparent"/>
      <style:text-properties fo:font-size="16pt" style:text-underline-style="none" fo:font-weight="normal" officeooo:rsid="0023c087" officeooo:paragraph-rsid="0023c087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6.6cm" fo:margin-right="0cm" fo:text-align="start" style:justify-single-word="false" fo:text-indent="0cm" style:auto-text-indent="false" style:page-number="auto" fo:background-color="transparent"/>
      <style:text-properties fo:font-size="16pt" fo:font-style="normal" style:text-underline-style="none" fo:font-weight="normal" officeooo:rsid="0026448d" officeooo:paragraph-rsid="0026448d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6.6cm" fo:margin-right="0cm" fo:text-align="center" style:justify-single-word="false" fo:text-indent="0cm" style:auto-text-indent="false" fo:background-color="transparent"/>
      <style:text-properties fo:font-size="16pt" fo:font-style="normal" style:text-underline-style="none" fo:font-weight="normal" officeooo:rsid="0026448d" officeooo:paragraph-rsid="0026448d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6.6cm" fo:margin-right="0cm" fo:text-align="start" style:justify-single-word="false" fo:text-indent="0cm" style:auto-text-indent="false" fo:background-color="transparent"/>
      <style:text-properties fo:font-size="13pt" style:text-underline-style="none" fo:font-weight="normal" officeooo:rsid="0022ab43" officeooo:paragraph-rsid="0023c087" style:font-size-asian="13pt" style:font-weight-asian="normal" style:font-size-complex="13pt" style:font-weight-complex="normal"/>
    </style:style>
    <style:style style:name="P7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fo:font-size="16pt" style:text-underline-style="none" officeooo:rsid="0020c21c" officeooo:paragraph-rsid="0033aacb" style:font-size-asian="16pt" style:font-size-complex="16pt"/>
    </style:style>
    <style:style style:name="P8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0cm" style:auto-text-indent="false" style:page-number="auto" fo:background-color="transparent"/>
      <style:text-properties fo:font-size="16pt" style:text-underline-style="none" officeooo:rsid="0020c21c" officeooo:paragraph-rsid="0033aacb" style:font-size-asian="16pt" style:font-size-complex="16pt"/>
    </style:style>
    <style:style style:name="P9" style:family="paragraph" style:parent-style-name="Standard">
      <loext:graphic-properties draw:fill="none"/>
      <style:paragraph-properties fo:margin-left="6.699cm" fo:margin-right="0cm" fo:text-align="start" style:justify-single-word="false" fo:text-indent="0cm" style:auto-text-indent="false" fo:background-color="transparent"/>
      <style:text-properties fo:font-weight="bold" officeooo:rsid="0024acd9" officeooo:paragraph-rsid="0033aacb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6.699cm" fo:margin-right="0cm" fo:text-align="center" style:justify-single-word="false" fo:text-indent="0cm" style:auto-text-indent="false" style:page-number="auto" fo:background-color="transparent"/>
      <style:text-properties fo:font-weight="bold" officeooo:rsid="0024acd9" officeooo:paragraph-rsid="0033aacb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6pt" fo:font-style="normal" style:text-underline-style="none" fo:font-weight="normal" officeooo:rsid="0026448d" officeooo:paragraph-rsid="0026448d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6.6cm" fo:margin-right="-0.9cm" fo:text-align="start" style:justify-single-word="false" fo:text-indent="0cm" style:auto-text-indent="false" fo:background-color="transparent"/>
      <style:text-properties fo:font-size="13pt" style:text-underline-style="none" fo:font-weight="normal" officeooo:rsid="0024acd9" officeooo:paragraph-rsid="0031ca8e" style:font-size-asian="13pt" style:font-weight-asian="normal" style:font-size-complex="13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6.6cm" fo:margin-right="-0.9cm" fo:text-align="center" style:justify-single-word="false" fo:text-indent="0cm" style:auto-text-indent="false" style:page-number="auto" fo:background-color="transparent"/>
      <style:text-properties fo:font-size="15pt" officeooo:paragraph-rsid="0031ca8e" style:font-size-asian="15pt" style:font-size-complex="15pt"/>
    </style:style>
    <style:style style:name="P14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6.6cm" style:auto-text-indent="false" style:page-number="auto" fo:background-color="transparent"/>
      <style:text-properties fo:font-size="20pt" officeooo:paragraph-rsid="0026448d" style:font-size-asian="17.5pt" style:font-size-complex="20pt"/>
    </style:style>
    <style:style style:name="P15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fo:font-size="15pt" style:text-underline-style="solid" style:text-underline-width="auto" style:text-underline-color="font-color" fo:font-weight="bold" officeooo:rsid="0020c21c" officeooo:paragraph-rsid="0031ca8e" style:font-size-asian="15pt" style:font-weight-asian="bold" style:font-size-complex="15pt" style:font-weight-complex="bold"/>
    </style:style>
    <style:style style:name="P1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5pt" officeooo:paragraph-rsid="0020c21c" style:font-size-asian="15pt" style:font-size-complex="15pt"/>
    </style:style>
    <style:style style:name="P1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5pt" style:text-underline-style="none" officeooo:rsid="0020c21c" officeooo:paragraph-rsid="0020c21c" style:font-size-asian="15pt" style:font-size-complex="15pt"/>
    </style:style>
    <style:style style:name="P18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5pt" style:text-underline-style="none" officeooo:rsid="0022ab43" officeooo:paragraph-rsid="0022ab43" style:font-size-asian="15pt" style:font-size-complex="15pt"/>
    </style:style>
    <style:style style:name="P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3pt" style:text-underline-style="none" fo:font-weight="normal" officeooo:rsid="0023c087" officeooo:paragraph-rsid="0023c087" style:font-size-asian="13pt" style:font-weight-asian="normal" style:font-size-complex="13pt" style:font-weight-complex="normal"/>
    </style:style>
    <style:style style:name="P20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3pt" style:text-underline-style="none" fo:font-weight="normal" officeooo:rsid="0024acd9" officeooo:paragraph-rsid="0024acd9" style:font-size-asian="13pt" style:font-weight-asian="normal" style:font-size-complex="13pt" style:font-weight-complex="normal"/>
    </style:style>
    <style:style style:name="P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3pt" style:text-underline-style="none" fo:font-weight="normal" officeooo:rsid="0024acd9" officeooo:paragraph-rsid="0024acd9" style:font-size-asian="13pt" style:font-weight-asian="normal" style:font-size-complex="13pt" style:font-weight-complex="normal"/>
    </style:style>
    <style:style style:name="P2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size="13pt" style:text-underline-style="none" fo:font-weight="normal" officeooo:rsid="002c648a" officeooo:paragraph-rsid="002c648a" style:font-size-asian="13pt" style:font-weight-asian="normal" style:font-size-complex="13pt" style:font-weight-complex="normal"/>
    </style:style>
    <style:style style:name="P2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3pt" style:text-underline-style="none" fo:font-weight="normal" officeooo:rsid="0026448d" officeooo:paragraph-rsid="0026448d" style:font-size-asian="13pt" style:font-weight-asian="normal" style:font-size-complex="13pt" style:font-weight-complex="normal"/>
    </style:style>
    <style:style style:name="P2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4pt" fo:font-style="normal" style:text-underline-style="none" fo:font-weight="normal" officeooo:rsid="0036dc46" officeooo:paragraph-rsid="0036dc4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fo:font-size="15pt" style:text-underline-style="none" officeooo:rsid="0022ab43" officeooo:paragraph-rsid="0022ab43" style:font-size-asian="15pt" style:font-size-complex="15pt"/>
    </style:style>
    <style:style style:name="P26" style:family="paragraph" style:parent-style-name="Standard" style:list-style-name="L6" style:master-page-name="">
      <loext:graphic-properties draw:fill="none"/>
      <style:paragraph-properties fo:text-align="start" style:justify-single-word="false" style:page-number="auto" fo:background-color="transparent"/>
      <style:text-properties fo:font-size="14pt" fo:font-style="normal" style:text-underline-style="none" fo:font-weight="normal" officeooo:rsid="0036dc46" officeooo:paragraph-rsid="0036dc4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6.6cm" fo:margin-right="0cm" fo:text-align="center" style:justify-single-word="false" fo:text-indent="0cm" style:auto-text-indent="false" fo:background-color="transparent"/>
      <style:text-properties officeooo:paragraph-rsid="0024acd9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text-underline-style="none" officeooo:rsid="0022ab43" officeooo:paragraph-rsid="003aaec9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text-underline-style="none" officeooo:rsid="0022ab43" officeooo:paragraph-rsid="003aaec9"/>
    </style:style>
    <style:style style:name="P30" style:family="paragraph">
      <loext:graphic-properties draw:fill="gradient" draw:fill-color="#2a6099" draw:fill-gradient-name="Gradient_20_2" draw:gradient-step-count="64" draw:opacity-name="Transparency_20_102"/>
    </style:style>
    <style:style style:name="P31" style:family="paragraph">
      <loext:graphic-properties draw:fill="gradient" draw:fill-color="#2a6099" draw:fill-gradient-name="Gradient_20_1" draw:gradient-step-count="0"/>
    </style:style>
    <style:style style:name="P32" style:family="paragraph">
      <loext:graphic-properties draw:fill="solid" draw:fill-color="#5983b0" draw:opacity="100%"/>
      <style:paragraph-properties style:writing-mode="lr-tb"/>
      <style:text-properties fo:color="#ffffff" loext:opacity="100%" fo:font-size="16pt" style:font-size-asian="16pt" style:font-size-complex="16pt"/>
    </style:style>
    <style:style style:name="P33" style:family="paragraph">
      <style:paragraph-properties fo:margin-top="0.101cm" fo:margin-bottom="0cm"/>
    </style:style>
    <style:style style:name="P34" style:family="paragraph">
      <loext:graphic-properties draw:fill="solid" draw:fill-color="#ff5429" draw:opacity="100%" draw:opacity-name="Transparency_20_79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20c21c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5981d" style:font-weight-asian="bold" style:font-weight-complex="bold"/>
    </style:style>
    <style:style style:name="T5" style:family="text">
      <style:text-properties officeooo:rsid="0020c21c"/>
    </style:style>
    <style:style style:name="T6" style:family="text">
      <style:text-properties officeooo:rsid="0022ab43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fo:font-size="16pt" style:text-underline-style="none" officeooo:rsid="0033aacb" style:font-size-asian="16pt" style:font-size-complex="16pt"/>
    </style:style>
    <style:style style:name="T9" style:family="text">
      <style:text-properties fo:font-size="16pt" style:text-underline-style="none" fo:font-weight="bold" officeooo:rsid="0023c087" style:font-size-asian="16pt" style:font-weight-asian="bold" style:font-size-complex="16pt" style:font-weight-complex="bold"/>
    </style:style>
    <style:style style:name="T10" style:family="text">
      <style:text-properties fo:font-size="16pt" style:text-underline-style="none" fo:font-weight="normal" officeooo:rsid="0023c087" style:font-size-asian="16pt" style:font-weight-asian="normal" style:font-size-complex="16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style:text-underline-style="none" fo:font-weight="bold" officeooo:rsid="0023c087" style:font-weight-asian="bold" style:font-weight-complex="bold"/>
    </style:style>
    <style:style style:name="T13" style:family="text">
      <style:text-properties style:text-underline-style="none" fo:font-weight="normal" officeooo:rsid="0023c087" style:font-weight-asian="normal" style:font-weight-complex="normal"/>
    </style:style>
    <style:style style:name="T14" style:family="text">
      <style:text-properties style:text-underline-style="none" fo:font-weight="normal" officeooo:rsid="0024acd9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5981d" style:font-weight-asian="bold" style:font-weight-complex="bold"/>
    </style:style>
    <style:style style:name="T17" style:family="text">
      <style:text-properties fo:font-size="13pt" style:text-underline-style="none" officeooo:rsid="0033aacb" style:font-size-asian="13pt" style:font-size-complex="13pt"/>
    </style:style>
    <style:style style:name="T18" style:family="text">
      <style:text-properties fo:font-size="13pt" style:text-underline-style="none" officeooo:rsid="0031ca8e" style:font-size-asian="13pt" style:font-size-complex="13pt"/>
    </style:style>
    <style:style style:name="T19" style:family="text">
      <style:text-properties fo:font-size="13pt" style:text-underline-style="none" officeooo:rsid="002ee668" style:font-size-asian="13pt" style:font-size-complex="13pt"/>
    </style:style>
    <style:style style:name="T20" style:family="text">
      <style:text-properties fo:font-size="13pt" style:text-underline-style="none" fo:font-weight="normal" officeooo:rsid="0026448d" style:font-size-asian="13pt" style:font-weight-asian="normal" style:font-size-complex="13pt" style:font-weight-complex="normal"/>
    </style:style>
    <style:style style:name="T21" style:family="text">
      <style:text-properties fo:font-size="13pt" style:text-underline-style="none" fo:font-weight="normal" officeooo:rsid="0031ca8e" style:font-size-asian="13pt" style:font-weight-asian="normal" style:font-size-complex="13pt" style:font-weight-complex="normal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style:text-underline-style="none" fo:font-weight="bold" officeooo:rsid="0023c087" style:font-size-asian="15pt" style:font-weight-asian="bold" style:font-size-complex="15pt" style:font-weight-complex="bold"/>
    </style:style>
    <style:style style:name="T24" style:family="text">
      <style:text-properties fo:font-size="15pt" style:text-underline-style="none" fo:font-weight="bold" officeooo:rsid="0024acd9" style:font-size-asian="15pt" style:font-weight-asian="bold" style:font-size-complex="15pt" style:font-weight-complex="bold"/>
    </style:style>
    <style:style style:name="T25" style:family="text">
      <style:text-properties fo:font-size="15pt" style:text-underline-style="none" fo:font-weight="normal" officeooo:rsid="0024acd9" style:font-size-asian="15pt" style:font-weight-asian="normal" style:font-size-complex="15pt" style:font-weight-complex="normal"/>
    </style:style>
    <style:style style:name="T26" style:family="text">
      <style:text-properties fo:font-size="15pt" style:text-underline-style="none" style:font-size-asian="15pt" style:font-size-complex="15pt"/>
    </style:style>
    <style:style style:name="T27" style:family="text">
      <style:text-properties fo:font-size="15pt" style:text-underline-style="none" officeooo:rsid="0033aacb" style:font-size-asian="15pt" style:font-size-complex="15pt"/>
    </style:style>
    <style:style style:name="T2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9" style:family="text">
      <style:text-properties fo:font-size="15pt" fo:font-style="italic" fo:font-weight="bold" officeooo:rsid="0024acd9" style:font-size-asian="15pt" style:font-style-asian="italic" style:font-weight-asian="bold" style:font-size-complex="15pt" style:font-style-complex="italic" style:font-weight-complex="bold"/>
    </style:style>
    <style:style style:name="T30" style:family="text">
      <style:text-properties fo:font-size="15pt" fo:font-style="italic" style:text-underline-style="none" fo:font-weight="bold" officeooo:rsid="002ee668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fo:font-size="15pt" fo:font-style="italic" style:text-underline-style="none" fo:font-weight="bold" officeooo:rsid="00332be8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fo:font-size="15pt" fo:font-style="italic" style:text-underline-style="none" fo:font-weight="bold" officeooo:rsid="0033aacb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fo:font-size="15pt" fo:font-style="italic" style:text-underline-style="none" fo:font-weight="bold" officeooo:rsid="0023c087" style:font-size-asian="15pt" style:font-style-asian="italic" style:font-weight-asian="bold" style:font-size-complex="15pt" style:font-style-complex="italic" style:font-weight-complex="bold"/>
    </style:style>
    <style:style style:name="T34" style:family="text">
      <style:text-properties fo:font-size="15pt" fo:font-style="italic" style:text-underline-style="none" fo:font-weight="bold" officeooo:rsid="0024acd9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fo:font-size="15pt" fo:font-style="italic" style:text-underline-style="none" fo:font-weight="bold" officeooo:rsid="0037e78d" style:font-size-asian="15pt" style:font-style-asian="italic" style:font-weight-asian="bold" style:font-size-complex="15pt" style:font-style-complex="italic" style:font-weight-complex="bold"/>
    </style:style>
    <style:style style:name="T36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7" style:family="text">
      <style:text-properties fo:font-size="15pt" fo:font-style="italic" style:text-underline-style="none" officeooo:rsid="0026448d" style:font-size-asian="15pt" style:font-style-asian="italic" style:font-size-complex="15pt" style:font-style-complex="italic"/>
    </style:style>
    <style:style style:name="T38" style:family="text">
      <style:text-properties fo:font-size="15pt" fo:font-style="italic" style:text-underline-style="none" officeooo:rsid="0033aacb" style:font-size-asian="15pt" style:font-style-asian="italic" style:font-size-complex="15pt" style:font-style-complex="italic"/>
    </style:style>
    <style:style style:name="T39" style:family="text">
      <style:text-properties fo:font-size="15pt" fo:font-style="italic" style:text-underline-style="none" officeooo:rsid="0031ca8e" style:font-size-asian="15pt" style:font-style-asian="italic" style:font-size-complex="15pt" style:font-style-complex="italic"/>
    </style:style>
    <style:style style:name="T40" style:family="text">
      <style:text-properties fo:font-size="15pt" fo:font-style="italic" style:text-underline-style="none" officeooo:rsid="00332be8" style:font-size-asian="15pt" style:font-style-asian="italic" style:font-size-complex="15pt" style:font-style-complex="italic"/>
    </style:style>
    <style:style style:name="T41" style:family="text">
      <style:text-properties fo:font-size="15pt" fo:font-style="italic" style:text-underline-style="none" fo:font-weight="normal" officeooo:rsid="0024acd9" style:font-size-asian="15pt" style:font-style-asian="italic" style:font-weight-asian="normal" style:font-size-complex="15pt" style:font-style-complex="italic" style:font-weight-complex="normal"/>
    </style:style>
    <style:style style:name="T42" style:family="text">
      <style:text-properties fo:font-size="15pt" fo:font-style="normal" style:text-underline-style="none" fo:font-weight="bold" officeooo:rsid="0024acd9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font-size="15pt" fo:font-style="normal" style:text-underline-style="none" fo:font-weight="normal" officeooo:rsid="0024acd9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font-style="italic" style:text-underline-style="none" fo:font-weight="normal" officeooo:rsid="0023c087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bold" officeooo:rsid="002ee668" style:font-style-asian="italic" style:font-weight-asian="bold" style:font-style-complex="italic" style:font-weight-complex="bold"/>
    </style:style>
    <style:style style:name="T47" style:family="text">
      <style:text-properties fo:font-style="italic" style:text-underline-style="none" fo:font-weight="bold" officeooo:rsid="0023c087" style:font-style-asian="italic" style:font-weight-asian="bold" style:font-style-complex="italic" style:font-weight-complex="bold"/>
    </style:style>
    <style:style style:name="T48" style:family="text">
      <style:text-properties officeooo:rsid="0035981d"/>
    </style:style>
    <style:style style:name="T49" style:family="text">
      <style:text-properties fo:color="#ffffff" loext:opacity="100%" fo:font-size="16pt" style:font-size-asian="16pt" style:font-size-complex="16pt"/>
    </style:style>
    <style:style style:name="T50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1" style:family="text">
      <style:text-properties fo:color="#ffffff" loext:opacity="100%" fo:font-size="16pt" style:text-underline-style="none" fo:font-weight="bold" style:font-size-asian="16pt" style:font-weight-asian="bold" style:font-size-complex="16pt" style:font-weight-complex="bold"/>
    </style:style>
    <style:style style:name="T52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315cm" fo:text-indent="-0.635cm" fo:margin-left="12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5cm" fo:text-indent="-0.635cm" fo:margin-left="12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85cm" fo:text-indent="-0.635cm" fo:margin-left="13.5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012cm" fo:text-indent="-0.635cm" fo:margin-left="8.0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647cm" fo:text-indent="-0.635cm" fo:margin-left="8.6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282cm" fo:text-indent="-0.635cm" fo:margin-left="9.2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917cm" fo:text-indent="-0.635cm" fo:margin-left="9.9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552cm" fo:text-indent="-0.635cm" fo:margin-left="10.5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187cm" fo:text-indent="-0.635cm" fo:margin-left="11.1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822cm" fo:text-indent="-0.635cm" fo:margin-left="11.8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457cm" fo:text-indent="-0.635cm" fo:margin-left="12.4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092cm" fo:text-indent="-0.635cm" fo:margin-left="13.0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727cm" fo:text-indent="-0.635cm" fo:margin-left="13.72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315cm" fo:text-indent="-0.635cm" fo:margin-left="12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5cm" fo:text-indent="-0.635cm" fo:margin-left="12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85cm" fo:text-indent="-0.635cm" fo:margin-left="13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315cm" fo:text-indent="-0.635cm" fo:margin-left="12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5cm" fo:text-indent="-0.635cm" fo:margin-left="12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85cm" fo:text-indent="-0.635cm" fo:margin-left="13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969cm" fo:text-indent="-0.635cm" fo:margin-left="7.9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604cm" fo:text-indent="-0.635cm" fo:margin-left="8.6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239cm" fo:text-indent="-0.635cm" fo:margin-left="9.2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874cm" fo:text-indent="-0.635cm" fo:margin-left="9.8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509cm" fo:text-indent="-0.635cm" fo:margin-left="10.5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144cm" fo:text-indent="-0.635cm" fo:margin-left="11.1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779cm" fo:text-indent="-0.635cm" fo:margin-left="11.7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414cm" fo:text-indent="-0.635cm" fo:margin-left="12.4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049cm" fo:text-indent="-0.635cm" fo:margin-left="13.0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684cm" fo:text-indent="-0.635cm" fo:margin-left="13.6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07cm" fo:text-indent="-0.635cm" fo:margin-left="8.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705cm" fo:text-indent="-0.635cm" fo:margin-left="8.7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34cm" fo:text-indent="-0.635cm" fo:margin-left="9.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975cm" fo:text-indent="-0.635cm" fo:margin-left="9.9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61cm" fo:text-indent="-0.635cm" fo:margin-left="10.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245cm" fo:text-indent="-0.635cm" fo:margin-left="11.2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88cm" fo:text-indent="-0.635cm" fo:margin-left="11.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515cm" fo:text-indent="-0.635cm" fo:margin-left="12.5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15cm" fo:text-indent="-0.635cm" fo:margin-left="13.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785cm" fo:text-indent="-0.635cm" fo:margin-left="13.785cm"/>
        </style:list-level-properties>
      </text:list-level-style-bullet>
    </text:list-style>
    <style:style style:name="gr1" style:family="graphic">
      <style:graphic-properties draw:fill="gradient" draw:fill-color="#2a6099" draw:fill-gradient-name="Gradient_20_2" draw:gradient-step-count="64" draw:opacity-name="Transparency_20_102" draw:textarea-horizontal-align="justify" draw:textarea-vertical-align="middle" draw:auto-grow-height="false" fo:min-height="0.397cm" fo:min-width="7.5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gradient" draw:fill-color="#2a6099" draw:fill-gradient-name="Gradient_20_1" draw:gradient-step-count="0" draw:textarea-horizontal-align="justify" draw:textarea-vertical-align="middle" draw:auto-grow-height="false" fo:min-height="0.37cm" fo:min-width="7.5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159cm" svg:stroke-color="#ff3838" draw:marker-start-width="0.591cm" draw:marker-end-width="0.591cm" draw:fill="solid" draw:fill-color="#5983b0" draw:opacity="100%" fo:min-height="15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5983b0" draw:opacity="100%" fo:min-height="6.2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5429" draw:opacity="100%" draw:opacity-name="Transparency_20_79" fo:min-height="5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0" draw:name="Forme1" draw:style-name="gr5" draw:text-style-name="P34" svg:width="7.577cm" svg:height="5.779cm" svg:x="-1.125cm" svg:y="-0.993cm"><draw:text-box><text:p><text:span text:style-name="T53"><text:s text:c="4"/></text:span></text:p><text:p><text:span text:style-name="T53"><text:s text:c="4"/></text:span></text:p><text:p><text:span text:style-name="T53"/></text:p><text:p><text:span text:style-name="T53"><text:s text:c="6"/></text:span><text:span text:style-name="T53">QUINT Jérémy</text:span></text:p><text:p><text:span text:style-name="T53"><text:s text:c="8"/></text:span><text:span text:style-name="T53">9 rue de paris</text:span></text:p><text:p><text:span text:style-name="T53"><text:s text:c="8"/></text:span><text:span text:style-name="T53">St-Germain-en-Laye</text:span></text:p><text:p><text:span text:style-name="T53"><text:s text:c="6"/></text:span><text:span text:style-name="T53">0785951701</text:span></text:p><text:p><text:span text:style-name="T53"><text:s text:c="6"/></text:span><text:span text:style-name="T53">Mail : </text:span><text:span text:style-name="T53"><text:a xlink:href="mailto:jeremyq17@outlook.fr" xlink:type="simple">jeremyq17@outlook.fr</text:a></text:span></text:p><text:p><text:span text:style-name="T53"><text:s text:c="6"/></text:span><text:span text:style-name="T53">22 ans</text:span></text:p><text:p><text:span text:style-name="T54"/></text:p></draw:text-box></draw:frame><text:span text:style-name="T1"><text:s/></text:span><text:span text:style-name="T2">Employé dans l’informatique</text:span><text:span text:style-name="T5"> </text:span></text:p>
      <text:p text:style-name="P8"><text:s text:c="5"/></text:p>
      <text:p text:style-name="P7"><text:s text:c="39"/><text:span text:style-name="T15"><text:s text:c="10"/></text:span><text:span text:style-name="T3">COMPÉTENCES PROFESSIONNELLES</text:span></text:p>
      <text:p text:style-name="P15"/>
      <text:list xml:id="list1743560481" text:style-name="L1">
        <text:list-item>
          <text:p text:style-name="P16">Ponctualité</text:p>
        </text:list-item>
        <text:list-item>
          <text:p text:style-name="P17">Accuei<text:span text:style-name="T6">l et relation avec les clients</text:span></text:p>
        </text:list-item>
        <text:list-item>
          <text:p text:style-name="P18"><draw:frame text:anchor-type="paragraph" draw:z-index="1" draw:name="Forme3" draw:style-name="gr4" draw:text-style-name="P32" svg:width="7.577cm" svg:height="6.203cm" svg:x="-1.125cm" svg:y="0.39cm"><draw:text-box><text:p><text:span text:style-name="T50"/></text:p><text:p><text:span text:style-name="T52"><text:s text:c="6"/></text:span><text:span text:style-name="T50">Langues et informatiques</text:span><text:span text:style-name="T51"> :</text:span></text:p><text:p><text:span text:style-name="T52"/></text:p><text:p><text:span text:style-name="T52"><text:s text:c="6"/></text:span><text:span text:style-name="T52">·Anglais B2</text:span></text:p><text:p><text:span text:style-name="T52"><text:s text:c="6"/></text:span><text:span text:style-name="T52">·Espagnole scolaire B1</text:span></text:p><text:p><text:span text:style-name="T52"/></text:p><text:p text:style-name="P33"><text:span text:style-name="T52"><text:s text:c="6"/></text:span><text:span text:style-name="T52">·Gestion excel, word, <text:s text:c="22"/>solidworks</text:span></text:p></draw:text-box></draw:frame>Curiosité</text:p>
        </text:list-item>
        <text:list-item>
          <text:p text:style-name="P25">Gestion des stocks</text:p>
        </text:list-item>
      </text:list>
      <text:p text:style-name="P1"><text:span text:style-name="T7"><text:s text:c="6"/></text:span><text:span text:style-name="T11">EXPERIENCES PROFESSIONNELLES</text:span></text:p>
      <text:p text:style-name="P2"/>
      <text:p text:style-name="P28"><text:span text:style-name="T11"><text:s text:c="28"/></text:span><text:span text:style-name="T22"><text:s text:c="21"/></text:span><text:span text:style-name="T28">Mars 2020 et Octobre 2021 </text:span><text:span text:style-name="T29">c</text:span><text:span text:style-name="T28">ommis </text:span><text:span text:style-name="T44">- </text:span></text:p>
      <text:p text:style-name="P29"><text:span text:style-name="T44"><text:s text:c="51"/>restaurant Café de l’amnésia St-germain-en-laye</text:span></text:p>
      <text:p text:style-name="P6"/>
      <text:list xml:id="list2264720748" text:style-name="L2">
        <text:list-item>
          <text:p text:style-name="P19">Préparation des entrées et desserts</text:p>
        </text:list-item>
        <text:list-item>
          <text:p text:style-name="P19">Gestion des stocks</text:p>
        </text:list-item>
        <text:list-item>
          <text:p text:style-name="P19">Préparation des ingrédients</text:p>
        </text:list-item>
      </text:list>
      <text:p text:style-name="P3"><draw:custom-shape text:anchor-type="paragraph" draw:z-index="4" draw:name="Forme4" draw:style-name="gr1" draw:text-style-name="P30" svg:width="7.577cm" svg:height="0.398cm" svg:x="-1.125cm" svg:y="0.086cm"><text:p/><draw:enhanced-geometry svg:viewBox="0 0 21600 21600" draw:type="rectangle" draw:enhanced-path="M 0 0 L 21600 0 21600 21600 0 21600 0 0 Z N"/></draw:custom-shape><draw:frame text:anchor-type="paragraph" draw:z-index="2" draw:name="Forme3_1" draw:style-name="gr3" draw:text-style-name="P32" svg:width="7.577cm" svg:height="15.133cm" svg:x="-1.125cm" svg:y="0.483cm"><draw:text-box><text:p><text:span text:style-name="T49"><text:s text:c="2"/></text:span></text:p><text:p><text:span text:style-name="T49"><text:s text:c="13"/></text:span><text:span text:style-name="T50">Centre d’intérêt</text:span><text:span text:style-name="T51"> :</text:span></text:p><text:p><text:span text:style-name="T51"/></text:p><text:p><text:span text:style-name="T51"><text:s text:c="6"/></text:span><text:span text:style-name="T52">Nouvelles technologies <text:s text:c="16"/>Informatiques</text:span></text:p><text:p><text:span text:style-name="T51"><text:s text:c="6"/></text:span><text:span text:style-name="T52">Randonnées en vacances</text:span></text:p><text:p><text:span text:style-name="T52"><text:s text:c="6"/></text:span><text:span text:style-name="T52">Voyages en vacances</text:span></text:p><text:p><text:span text:style-name="T52"><text:s text:c="6"/></text:span><text:span text:style-name="T52">Jeux-vidéo</text:span></text:p><text:p><text:span text:style-name="T52"><text:s/></text:span></text:p><text:p><text:span text:style-name="T52"/></text:p><text:p><text:span text:style-name="T52"/></text:p><text:p><text:span text:style-name="T52"><text:s text:c="13"/></text:span><text:span text:style-name="T50">Bénévolat</text:span><text:span text:style-name="T52">: </text:span></text:p><text:p><text:span text:style-name="T52"><text:s text:c="4"/></text:span></text:p><text:p><text:span text:style-name="T52"><text:s text:c="6"/></text:span><text:span text:style-name="T52">Régisseur lumière au théâtre</text:span></text:p><text:p><text:span text:style-name="T52"><text:s text:c="6"/></text:span><text:span text:style-name="T52">Jacques Tati et la soucoupe</text:span></text:p><text:p><text:span text:style-name="T52"><text:s text:c="6"/></text:span><text:span text:style-name="T52">Saint-Germain-en-Laye</text:span></text:p></draw:text-box></draw:frame></text:p>
      <text:p text:style-name="P13"><text:span text:style-name="T13"><text:s text:c="5"/></text:span><text:span text:style-name="T45"><text:s/></text:span><text:span text:style-name="T46">Décembre 2016 </text:span><text:span text:style-name="T47">Stage 3eme canal+ assistant <text:s text:c="8"/>éclairagiste</text:span><text:span text:style-name="T12"> - </text:span><text:span text:style-name="T14">Boulogne Billancourt</text:span></text:p>
      <text:p text:style-name="P12"/>
      <text:list xml:id="list143789370" text:style-name="L3">
        <text:list-item>
          <text:p text:style-name="P20">travail d’équipe</text:p>
        </text:list-item>
        <text:list-item>
          <text:p text:style-name="P20">expérience au sein d’une grande entreprise</text:p>
        </text:list-item>
        <text:list-item>
          <text:p text:style-name="P22">enregistrement en studio télévision</text:p>
        </text:list-item>
      </text:list>
      <text:p text:style-name="P27"><text:span text:style-name="T10"><text:s text:c="5"/></text:span><text:span text:style-name="T9"><text:s text:c="2"/></text:span><text:span text:style-name="T23"><text:s/></text:span><text:span text:style-name="T30">2013 à 2017 </text:span><text:span text:style-name="T31">période</text:span><text:span text:style-name="T32">s</text:span><text:span text:style-name="T31"> vacances scolaires </text:span><text:span text:style-name="T35">assistant paysagiste</text:span><text:span text:style-name="T33"> - </text:span><text:span text:style-name="T43">Pépinière POMMERE <text:s/>Senlisse</text:span></text:p>
      <text:list xml:id="list2275251488" text:style-name="L4">
        <text:list-item>
          <text:p text:style-name="P21"><draw:custom-shape text:anchor-type="paragraph" draw:z-index="3" draw:name="Forme2" draw:style-name="gr2" draw:text-style-name="P31" svg:width="7.577cm" svg:height="0.371cm" svg:x="-1.125cm" svg:y="0.055cm"><text:p/><draw:enhanced-geometry svg:viewBox="0 0 21600 21600" draw:type="rectangle" draw:enhanced-path="M 0 0 L 21600 0 21600 21600 0 21600 0 0 Z N"/></draw:custom-shape>Conduite de matériel agricole </text:p>
        </text:list-item>
        <text:list-item>
          <text:p text:style-name="P21">Culture et entretien de plantes en </text:p>
          <text:p text:style-name="P21">conteneurs</text:p>
        </text:list-item>
      </text:list>
      <text:p text:style-name="P10"><text:span text:style-name="T7"><text:s text:c="4"/></text:span><text:span text:style-name="T26"><text:s text:c="3"/></text:span><text:span text:style-name="T36">Magasin </text:span><text:span text:style-name="T37">antiquité</text:span><text:span text:style-name="T38">s</text:span><text:span text:style-name="T39"> </text:span><text:span text:style-name="T40">Périodes vacances <text:s text:c="78"/></text:span><text:span text:style-name="T38"><text:s text:c="11"/></text:span><text:span text:style-name="T40">scolaires</text:span><text:span text:style-name="T39"> </text:span><text:span text:style-name="T38">(vendeur assistant)</text:span><text:span text:style-name="T27"> </text:span></text:p>
      <text:p text:style-name="P9"><text:span text:style-name="T8"><text:s/></text:span><text:span text:style-name="T17"><text:s text:c="6"/></text:span><text:span text:style-name="T18">-</text:span><text:span text:style-name="T19"> </text:span><text:span text:style-name="T20">St-germain-en-lay</text:span><text:span text:style-name="T21">e</text:span></text:p>
      <text:list xml:id="list2067825054" text:style-name="L5">
        <text:list-item>
          <text:p text:style-name="P23">mise en rayon</text:p>
        </text:list-item>
        <text:list-item>
          <text:p text:style-name="P23">gestion des stocks</text:p>
        </text:list-item>
      </text:list>
      <text:p text:style-name="P4"/>
      <text:p text:style-name="P5"><text:span text:style-name="T4">Formations</text:span><text:span text:style-name="T16"> </text:span><text:span text:style-name="T48">:</text:span></text:p>
      <text:list xml:id="list191484741" text:style-name="L6">
        <text:list-item>
          <text:p text:style-name="P26">2018/2020 Bac STI2D sin Lycée léonard de Vinci à St-germain-en-Laye</text:p>
        </text:list-item>
        <text:list-item>
          <text:p text:style-name="P24">2016 Brevet du collège Collège Claude Debusy St-Germain-en-Laye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2a6099" draw:end-color="#5983b0" draw:start-intensity="100%" draw:end-intensity="100%" draw:angle="30deg" draw:border="0%"/>
    <draw:gradient draw:name="Gradient_20_2" draw:display-name="Gradient 2" draw:style="linear" draw:start-color="#2a6099" draw:end-color="#5983b0" draw:start-intensity="100%" draw:end-intensity="100%" draw:angle="45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opacity draw:name="Transparency_20_100" draw:display-name="Transparency 100" draw:style="linear" draw:start="100%" draw:end="40%" draw:angle="0deg" draw:border="65%"/>
    <draw:opacity draw:name="Transparency_20_101" draw:display-name="Transparency 101" draw:style="linear" draw:start="100%" draw:end="40%" draw:angle="0deg" draw:border="70%"/>
    <draw:opacity draw:name="Transparency_20_102" draw:display-name="Transparency 102" draw:style="linear" draw:start="100%" draw:end="100%" draw:angle="0deg" draw:border="0%"/>
    <draw:opacity draw:name="Transparency_20_12" draw:display-name="Transparency 12" draw:style="linear" draw:start="100%" draw:end="30%" draw:angle="0deg" draw:border="0%"/>
    <draw:opacity draw:name="Transparency_20_32" draw:display-name="Transparency 32" draw:style="linear" draw:start="0%" draw:end="0%" draw:angle="0deg" draw:border="0%"/>
    <draw:opacity draw:name="Transparency_20_33" draw:display-name="Transparency 33" draw:style="linear" draw:start="0%" draw:end="5%" draw:angle="0deg" draw:border="0%"/>
    <draw:opacity draw:name="Transparency_20_34" draw:display-name="Transparency 34" draw:style="linear" draw:start="0%" draw:end="10%" draw:angle="0deg" draw:border="0%"/>
    <draw:opacity draw:name="Transparency_20_35" draw:display-name="Transparency 35" draw:style="linear" draw:start="0%" draw:end="15%" draw:angle="0deg" draw:border="0%"/>
    <draw:opacity draw:name="Transparency_20_36" draw:display-name="Transparency 36" draw:style="linear" draw:start="0%" draw:end="20%" draw:angle="0deg" draw:border="0%"/>
    <draw:opacity draw:name="Transparency_20_37" draw:display-name="Transparency 37" draw:style="linear" draw:start="0%" draw:end="25%" draw:angle="0deg" draw:border="0%"/>
    <draw:opacity draw:name="Transparency_20_38" draw:display-name="Transparency 38" draw:style="linear" draw:start="0%" draw:end="30%" draw:angle="0deg" draw:border="0%"/>
    <draw:opacity draw:name="Transparency_20_39" draw:display-name="Transparency 39" draw:style="linear" draw:start="0%" draw:end="35%" draw:angle="0deg" draw:border="0%"/>
    <draw:opacity draw:name="Transparency_20_40" draw:display-name="Transparency 40" draw:style="linear" draw:start="0%" draw:end="40%" draw:angle="0deg" draw:border="0%"/>
    <draw:opacity draw:name="Transparency_20_41" draw:display-name="Transparency 41" draw:style="linear" draw:start="0%" draw:end="45%" draw:angle="0deg" draw:border="0%"/>
    <draw:opacity draw:name="Transparency_20_42" draw:display-name="Transparency 42" draw:style="linear" draw:start="0%" draw:end="50%" draw:angle="0deg" draw:border="0%"/>
    <draw:opacity draw:name="Transparency_20_43" draw:display-name="Transparency 43" draw:style="linear" draw:start="0%" draw:end="55%" draw:angle="0deg" draw:border="0%"/>
    <draw:opacity draw:name="Transparency_20_44" draw:display-name="Transparency 44" draw:style="linear" draw:start="0%" draw:end="60%" draw:angle="0deg" draw:border="0%"/>
    <draw:opacity draw:name="Transparency_20_45" draw:display-name="Transparency 45" draw:style="linear" draw:start="0%" draw:end="65%" draw:angle="0deg" draw:border="0%"/>
    <draw:opacity draw:name="Transparency_20_46" draw:display-name="Transparency 46" draw:style="linear" draw:start="0%" draw:end="70%" draw:angle="0deg" draw:border="0%"/>
    <draw:opacity draw:name="Transparency_20_47" draw:display-name="Transparency 47" draw:style="linear" draw:start="0%" draw:end="75%" draw:angle="0deg" draw:border="0%"/>
    <draw:opacity draw:name="Transparency_20_48" draw:display-name="Transparency 48" draw:style="linear" draw:start="0%" draw:end="80%" draw:angle="0deg" draw:border="0%"/>
    <draw:opacity draw:name="Transparency_20_49" draw:display-name="Transparency 49" draw:style="linear" draw:start="0%" draw:end="85%" draw:angle="0deg" draw:border="0%"/>
    <draw:opacity draw:name="Transparency_20_50" draw:display-name="Transparency 50" draw:style="linear" draw:start="0%" draw:end="90%" draw:angle="0deg" draw:border="0%"/>
    <draw:opacity draw:name="Transparency_20_51" draw:display-name="Transparency 51" draw:style="linear" draw:start="0%" draw:end="95%" draw:angle="0deg" draw:border="0%"/>
    <draw:opacity draw:name="Transparency_20_52" draw:display-name="Transparency 52" draw:style="linear" draw:start="0%" draw:end="100%" draw:angle="0deg" draw:border="0%"/>
    <draw:opacity draw:name="Transparency_20_53" draw:display-name="Transparency 53" draw:style="linear" draw:start="0%" draw:end="100%" draw:angle="0deg" draw:border="5%"/>
    <draw:opacity draw:name="Transparency_20_54" draw:display-name="Transparency 54" draw:style="linear" draw:start="0%" draw:end="100%" draw:angle="0deg" draw:border="10%"/>
    <draw:opacity draw:name="Transparency_20_55" draw:display-name="Transparency 55" draw:style="linear" draw:start="0%" draw:end="100%" draw:angle="0deg" draw:border="15%"/>
    <draw:opacity draw:name="Transparency_20_56" draw:display-name="Transparency 56" draw:style="linear" draw:start="0%" draw:end="100%" draw:angle="0deg" draw:border="20%"/>
    <draw:opacity draw:name="Transparency_20_57" draw:display-name="Transparency 57" draw:style="linear" draw:start="0%" draw:end="100%" draw:angle="0deg" draw:border="25%"/>
    <draw:opacity draw:name="Transparency_20_58" draw:display-name="Transparency 58" draw:style="linear" draw:start="0%" draw:end="100%" draw:angle="0deg" draw:border="30%"/>
    <draw:opacity draw:name="Transparency_20_59" draw:display-name="Transparency 59" draw:style="linear" draw:start="0%" draw:end="100%" draw:angle="0deg" draw:border="35%"/>
    <draw:opacity draw:name="Transparency_20_60" draw:display-name="Transparency 60" draw:style="linear" draw:start="0%" draw:end="100%" draw:angle="0deg" draw:border="40%"/>
    <draw:opacity draw:name="Transparency_20_61" draw:display-name="Transparency 61" draw:style="linear" draw:start="0%" draw:end="100%" draw:angle="0deg" draw:border="45%"/>
    <draw:opacity draw:name="Transparency_20_62" draw:display-name="Transparency 62" draw:style="linear" draw:start="0%" draw:end="100%" draw:angle="0deg" draw:border="50%"/>
    <draw:opacity draw:name="Transparency_20_63" draw:display-name="Transparency 63" draw:style="linear" draw:start="0%" draw:end="100%" draw:angle="0deg" draw:border="55%"/>
    <draw:opacity draw:name="Transparency_20_64" draw:display-name="Transparency 64" draw:style="linear" draw:start="0%" draw:end="100%" draw:angle="0deg" draw:border="60%"/>
    <draw:opacity draw:name="Transparency_20_65" draw:display-name="Transparency 65" draw:style="linear" draw:start="0%" draw:end="100%" draw:angle="0deg" draw:border="65%"/>
    <draw:opacity draw:name="Transparency_20_66" draw:display-name="Transparency 66" draw:style="linear" draw:start="0%" draw:end="100%" draw:angle="0deg" draw:border="70%"/>
    <draw:opacity draw:name="Transparency_20_67" draw:display-name="Transparency 67" draw:style="linear" draw:start="0%" draw:end="100%" draw:angle="0deg" draw:border="75%"/>
    <draw:opacity draw:name="Transparency_20_68" draw:display-name="Transparency 68" draw:style="linear" draw:start="0%" draw:end="100%" draw:angle="0deg" draw:border="80%"/>
    <draw:opacity draw:name="Transparency_20_69" draw:display-name="Transparency 69" draw:style="linear" draw:start="0%" draw:end="100%" draw:angle="0deg" draw:border="85%"/>
    <draw:opacity draw:name="Transparency_20_70" draw:display-name="Transparency 70" draw:style="linear" draw:start="0%" draw:end="100%" draw:angle="0deg" draw:border="90%"/>
    <draw:opacity draw:name="Transparency_20_71" draw:display-name="Transparency 71" draw:style="linear" draw:start="0%" draw:end="100%" draw:angle="0deg" draw:border="95%"/>
    <draw:opacity draw:name="Transparency_20_72" draw:display-name="Transparency 72" draw:style="linear" draw:start="0%" draw:end="100%" draw:angle="0deg" draw:border="100%"/>
    <draw:opacity draw:name="Transparency_20_73" draw:display-name="Transparency 73" draw:style="linear" draw:start="0%" draw:end="100%" draw:angle="50deg" draw:border="0%"/>
    <draw:opacity draw:name="Transparency_20_74" draw:display-name="Transparency 74" draw:style="linear" draw:start="0%" draw:end="100%" draw:angle="95deg" draw:border="0%"/>
    <draw:opacity draw:name="Transparency_20_75" draw:display-name="Transparency 75" draw:style="linear" draw:start="0%" draw:end="100%" draw:angle="140deg" draw:border="0%"/>
    <draw:opacity draw:name="Transparency_20_76" draw:display-name="Transparency 76" draw:style="linear" draw:start="0%" draw:end="100%" draw:angle="185deg" draw:border="0%"/>
    <draw:opacity draw:name="Transparency_20_77" draw:display-name="Transparency 77" draw:style="linear" draw:start="0%" draw:end="100%" draw:angle="230deg" draw:border="0%"/>
    <draw:opacity draw:name="Transparency_20_78" draw:display-name="Transparency 78" draw:style="linear" draw:start="0%" draw:end="100%" draw:angle="275deg" draw:border="0%"/>
    <draw:opacity draw:name="Transparency_20_79" draw:display-name="Transparency 79" draw:style="linear" draw:start="0%" draw:end="100%" draw:angle="320deg" draw:border="0%"/>
    <draw:opacity draw:name="Transparency_20_80" draw:display-name="Transparency 80" draw:style="linear" draw:start="100%" draw:end="25%" draw:angle="0deg" draw:border="0%"/>
    <draw:opacity draw:name="Transparency_20_81" draw:display-name="Transparency 81" draw:style="linear" draw:start="100%" draw:end="20%" draw:angle="0deg" draw:border="0%"/>
    <draw:opacity draw:name="Transparency_20_82" draw:display-name="Transparency 82" draw:style="linear" draw:start="100%" draw:end="15%" draw:angle="0deg" draw:border="0%"/>
    <draw:opacity draw:name="Transparency_20_83" draw:display-name="Transparency 83" draw:style="linear" draw:start="100%" draw:end="10%" draw:angle="0deg" draw:border="0%"/>
    <draw:opacity draw:name="Transparency_20_84" draw:display-name="Transparency 84" draw:style="linear" draw:start="100%" draw:end="5%" draw:angle="0deg" draw:border="0%"/>
    <draw:opacity draw:name="Transparency_20_85" draw:display-name="Transparency 85" draw:style="linear" draw:start="100%" draw:end="0%" draw:angle="0deg" draw:border="0%"/>
    <draw:opacity draw:name="Transparency_20_86" draw:display-name="Transparency 86" draw:style="linear" draw:start="100%" draw:end="35%" draw:angle="0deg" draw:border="0%"/>
    <draw:opacity draw:name="Transparency_20_87" draw:display-name="Transparency 87" draw:style="linear" draw:start="100%" draw:end="40%" draw:angle="0deg" draw:border="0%"/>
    <draw:opacity draw:name="Transparency_20_88" draw:display-name="Transparency 88" draw:style="linear" draw:start="100%" draw:end="40%" draw:angle="0deg" draw:border="5%"/>
    <draw:opacity draw:name="Transparency_20_89" draw:display-name="Transparency 89" draw:style="linear" draw:start="100%" draw:end="40%" draw:angle="0deg" draw:border="10%"/>
    <draw:opacity draw:name="Transparency_20_90" draw:display-name="Transparency 90" draw:style="linear" draw:start="100%" draw:end="40%" draw:angle="0deg" draw:border="15%"/>
    <draw:opacity draw:name="Transparency_20_91" draw:display-name="Transparency 91" draw:style="linear" draw:start="100%" draw:end="40%" draw:angle="0deg" draw:border="20%"/>
    <draw:opacity draw:name="Transparency_20_92" draw:display-name="Transparency 92" draw:style="linear" draw:start="100%" draw:end="40%" draw:angle="0deg" draw:border="25%"/>
    <draw:opacity draw:name="Transparency_20_93" draw:display-name="Transparency 93" draw:style="linear" draw:start="100%" draw:end="40%" draw:angle="0deg" draw:border="30%"/>
    <draw:opacity draw:name="Transparency_20_94" draw:display-name="Transparency 94" draw:style="linear" draw:start="100%" draw:end="40%" draw:angle="0deg" draw:border="35%"/>
    <draw:opacity draw:name="Transparency_20_95" draw:display-name="Transparency 95" draw:style="linear" draw:start="100%" draw:end="40%" draw:angle="0deg" draw:border="40%"/>
    <draw:opacity draw:name="Transparency_20_96" draw:display-name="Transparency 96" draw:style="linear" draw:start="100%" draw:end="40%" draw:angle="0deg" draw:border="45%"/>
    <draw:opacity draw:name="Transparency_20_97" draw:display-name="Transparency 97" draw:style="linear" draw:start="100%" draw:end="40%" draw:angle="0deg" draw:border="50%"/>
    <draw:opacity draw:name="Transparency_20_98" draw:display-name="Transparency 98" draw:style="linear" draw:start="100%" draw:end="40%" draw:angle="0deg" draw:border="55%"/>
    <draw:opacity draw:name="Transparency_20_99" draw:display-name="Transparency 99" draw:style="linear" draw:start="100%" draw:end="40%" draw:angle="0deg" draw:border="6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2cm" fo:margin-bottom="2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20:51:07.015000000</meta:creation-date>
    <meta:generator>LibreOffice/7.0.1.2$Windows_X86_64 LibreOffice_project/7cbcfc562f6eb6708b5ff7d7397325de9e764452</meta:generator>
    <dc:date>2022-02-25T16:34:44.470000000</dc:date>
    <meta:editing-duration>PT1H11M32S</meta:editing-duration>
    <meta:editing-cycles>16</meta:editing-cycles>
    <meta:document-statistic meta:table-count="0" meta:image-count="0" meta:object-count="0" meta:page-count="1" meta:paragraph-count="28" meta:word-count="138" meta:character-count="1218" meta:non-whitespace-character-count="832"/>
  </office:meta>
</office:document-meta>
</file>